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e</text:span><text:span text:style-name="T2">scape the forum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3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4">Why:</text:span></text:p>
                <text:list>
                  <text:list-item>
                    <text:p text:style-name="P3"><text:span text:style-name="T4">Working in external lab (eg wet lab)</text:span></text:p>
                  </text:list-item>
                  <text:list-item>
                    <text:p text:style-name="P3"><text:span text:style-name="T4">Conferences</text:span></text:p>
                  </text:list-item>
                  <text:list-item>
                    <text:p text:style-name="P3"><text:span text:style-name="T4">Working from home</text:span></text:p>
                  </text:list-item>
                </text:list>
                <text:p text:style-name="P3"><text:span text:style-name="T4"/></text:p>
                <text:list>
                  <text:list-item>
                    <text:p text:style-name="P3"><text:span text:style-name="T4">Self-managed machine</text:span></text:p>
                  </text:list-item>
                  <text:list-item>
                    <text:p text:style-name="P3"><text:span text:style-name="T4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4">Remote access to:</text:span></text:p>
            <text:list text:style-name="L2">
              <text:list-item>
                <text:list>
                  <text:list-item>
                    <text:p><text:span text:style-name="T4">Dice/afs filesystem</text:span></text:p>
                  </text:list-item>
                  <text:list-item>
                    <text:p><text:span text:style-name="T4">Internal Resources, eg internal websites, svn</text:span></text:p>
                  </text:list-item>
                  <text:list-item>
                    <text:p><text:span text:style-name="T4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Motivation: Keeping things Synchronised</text:span></text:p>
          </draw:text-box>
        </draw:frame>
        <draw:frame presentation:style-name="pr6" draw:layer="layout" svg:width="25.199cm" svg:height="8.461cm" svg:x="1.5cm" svg:y="5.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</text:list-item>
                  <text:list-item>
                    <text:p text:style-name="P3">Copying settings between compu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5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6">SSH is a very powerful (commandline) tool. </text:span></text:p>
                <text:p text:style-name="P3"><text:span text:style-name="T6"/></text:p>
              </text:list-item>
              <text:list-item>
                <text:p text:style-name="P3"><text:span text:style-name="T6">SSH gives you a 'terminal' to a remote machine, as if you were sitting in front of it.</text:span></text:p>
                <text:p text:style-name="P3"><text:span text:style-name="T6"/></text:p>
                <text:p text:style-name="P3"><text:span text:style-name="T6">ssh username@hostname </text:span></text:p>
                <text:p text:style-name="P3"><text:span text:style-name="T6"/></text:p>
              </text:list-item>
              <text:list-item>
                <text:p text:style-name="P3"><text:span text:style-name="T6">Clients for Linux (usually built-in), Mac (built-in), Windows (Putty[1]) </text:span></text:p>
                <text:p text:style-name="P3"><text:span text:style-name="T6"/></text:p>
              </text:list-item>
              <text:list-item>
                <text:p text:style-name="P3"><text:span text:style-name="T6">The informatics ssh-login server is:</text:span></text:p>
                <text:p text:style-name="P3"><text:span text:style-name="T6"/></text:p>
                <text:p text:style-name="P7"><text:span text:style-name="T6">ssh.inf.ed.ac.uk</text:span></text:p>
                <text:p text:style-name="P3"><text:span text:style-name="T6"/></text:p>
              </text:list-item>
            </text:list>
            <text:list text:style-name="L1">
              <text:list-item>
                <text:p><text:span text:style-name="T6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6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4">From outside:</text:span></text:p>
            <text:p><text:span text:style-name="T4">ssh </text:span><text:span text:style-name="T4"><text:a xlink:href="mailto:s0897465@ssh.inf.ed.ac.uk">s0897465@ssh.inf.ed.ac.uk</text:a></text:span></text:p>
            <text:p><text:span text:style-name="T4"/></text:p>
            <text:p><text:span text:style-name="T4">Logging into compute servers (from inside the network)</text:span></text:p>
            <text:p><text:span text:style-name="T4"/></text:p>
            <text:p><text:span text:style-name="T7">Informatics Student Compute Server:</text:span></text:p>
            <text:p><text:span text:style-name="T4">ssh </text:span><text:span text:style-name="T4"><text:a xlink:href="mailto:s0897465@student.compute">s0897465@student.compute</text:a></text:span></text:p>
            <text:p><text:span text:style-name="T4"/></text:p>
            <text:p><text:span text:style-name="T7">DTC Server:</text:span></text:p>
            <text:p><text:span text:style-name="T4">ssh </text:span><text:span text:style-name="T4"><text:a xlink:href="mailto:s0897465@jupiter1">s0897465@jupiter1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4">scp user@srchost:filename user@dsthost:filename</text:span></text:p>
            <text:p><text:span text:style-name="T4"/></text:p>
            <text:p><text:span text:style-name="T4">scp allows you to copy files from one computer to another. srcHost: and dstHost: are optional if it is the local machine.</text:span></text:p>
            <text:p><text:span text:style-name="T4"/></text:p>
            <text:p><text:span text:style-name="T4">scp s0897465@ssh.inf.ed.ac.uk:myFile.pdf 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3.609cm" svg:x="1.4cm" svg:y="5.04cm" presentation:class="subtitle" presentation:user-transformed="true">
          <draw:text-box>
            <text:list text:style-name="L2">
              <text:list-item>
                <text:p><text:span text:style-name="T1">Avoid having to specify a username &amp; long hostname each time: create a ~/.ssh/config</text:span></text:p>
                <text:p/>
                <text:p text:style-name="P3"><text:span text:style-name="T8">host bris</text:span></text:p>
                <text:p text:style-name="P3"><text:span text:style-name="T8">user bzxmh</text:span></text:p>
                <text:p text:style-name="P3"><text:span text:style-name="T8">hostname seis.bris.ac.uk</text:span></text:p>
                <text:p text:style-name="P3"><text:span text:style-name="T8"/></text:p>
                <text:p text:style-name="P3"><text:span text:style-name="T8">ssh bris</text:span></text:p>
                <text:p/>
              </text:list-item>
              <text:list-item>
                <text:p><text:span text:style-name="T1">To avoid having to type in a password in: distribute your public key. [1] (This works with informatics, but see[2])</text:span></text:p>
                <text:p/>
                <text:p/>
              </text:list-item>
            </text:list>
          </draw:text-box>
        </draw:frame>
        <draw:frame draw:style-name="gr4" draw:layer="layout" svg:width="21.13cm" svg:height="1.673cm" svg:x="2.664cm" svg:y="17.292cm">
          <draw:text-box>
            <text:list text:style-name="L1">
              <text:list-header>
                <text:p>[1] <text:a xlink:href="http://www.eng.cam.ac.uk/help/jpmg/ssh/authorized_keys_howto.html">http://www.eng.cam.ac.uk/help/jpmg/ssh/authorized_keys_howto.html</text:a></text:p>
                <text:p>[2] https://wiki.inf.ed.ac.uk/DICE/AFSProblemsSolu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span text:style-name="T9">screen</text:span><text:span text:style-name="T4"> effectively 'dettaches' the shell from the terminal, which allows you to log in, start jobs, log out, log back in and re-open the shell that you started the jobs in.</text:span></text:p>
            <text:p/>
            <text:p/>
            <text:p><text:span text:style-name="T9">nohup</text:span><text:span text:style-name="T4"> allows you to start processes, which will continue to run even when the shell session closes.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0">Route your internet traffic over another computer, i.e. browse the internet as if you are using that computer.</text:span></text:p>
            <text:p><text:span text:style-name="T10"/></text:p>
            <text:p><text:span text:style-name="T10">1: Configure firefox to use host: localhosts, port:7777 as the SOCKS(5) proxy (leave the others blank). [Preferences-&gt;Advanced-&gt;Network-&gt; Settings-&gt;Manual Proxy]</text:span></text:p>
            <text:p><text:span text:style-name="T10"/></text:p>
            <text:p><text:span text:style-name="T10">2: Setup the port-forwarding:</text:span></text:p>
            <text:p text:style-name="P10"><text:span text:style-name="T10">ssh -D 7777 username@server</text:span></text:p>
            <text:p><text:span text:style-name="T10"/></text:p>
            <text:p><text:span text:style-name="T10">This will let you read journals as if you are inside the uni network</text:span></text:p>
            <text:p><text:span text:style-name="T10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1">Make a connection to the informatics network from outside, so it appears that you are connected internally.</text:span></text:p>
            <text:p><text:span text:style-name="T1"/></text:p>
            <text:p><text:span text:style-name="T1">Clients for Windows,Linux,Mac, </text:span></text:p>
            <text:p><text:span text:style-name="T1"/></text:p>
            <text:p><text:span text:style-name="T1">Documentation:</text:span></text:p>
            <text:p><text:span text:style-name="T1"><text:a xlink:href="http://www.inf.ed.ac.uk/systems/network/OpenVPN/">http://www.inf.ed.ac.uk/systems/network/OpenVPN/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1"><text:a xlink:href="https://wiki.inf.ed.ac.uk/DICE/OpenAFSPilot">https://wiki.inf.ed.ac.uk/DICE/OpenAFSPilot</text:a></text:span></text:p>
            <text:p><text:span text:style-name="T1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6.287cm" svg:x="1.4cm" svg:y="4.001cm" presentation:class="subtitle" presentation:user-transformed="true">
          <draw:text-box>
            <text:p><text:span text:style-name="T10">It is possible to setup remote desktop-ing using VNC :</text:span></text:p>
            <text:p><text:span text:style-name="T10"/></text:p>
            <text:p><text:span text:style-name="T10">S1: Connect to the host which will act as the server over ssh.</text:span></text:p>
            <text:p><text:span text:style-name="T10">ssh s0897465@student.compute</text:span></text:p>
            <text:p><text:span text:style-name="T10">S2: Setup your VNC password</text:span></text:p>
            <text:p><text:span text:style-name="T10">vncpasswd</text:span></text:p>
            <text:p><text:span text:style-name="T10">S3: Launch the VNC Server:</text:span></text:p>
            <text:p><text:span text:style-name="T12">vncserver</text:span></text:p>
            <text:p><text:span text:style-name="T12"/></text:p>
            <text:p><text:span text:style-name="T13">“</text:span><text:span text:style-name="T13">New 'charlotte.inf.ed.ac.uk:1 (s0897465)' desktop is charlotte.inf.ed.ac.uk:1</text:span></text:p>
            <text:p><text:span text:style-name="T13"/></text:p>
            <text:p><text:span text:style-name="T10">S4: Log out of server (vnc server will still be running)</text:span></text:p>
            <text:p><text:span text:style-name="T13"/></text:p>
            <text:p><text:span text:style-name="T10">C1: Connect to the server:</text:span></text:p>
            <text:p><text:span text:style-name="T10">vncviewer student.compute:1</text:span></text:p>
            <text:p><text:span text:style-name="T10"/></text:p>
            <text:p><text:span text:style-name="T14">Warning, this is not secure, it should only be used on trusted networks (e.g. within informatics). If you are worried about security, this can be tunneled over ssh. See for example:</text:span></text:p>
            <text:p><text:span text:style-name="T14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Tools we have found to be useful:</text:p>
            <text:p text:style-name="P3"><text:span text:style-name="T15"/></text:p>
            <text:p text:style-name="P3"><text:span text:style-name="T15">DropBox:</text:span></text:p>
            <text:p text:style-name="P3"><text:span text:style-name="T1">2GB of storage space on a server. An application is installed on each client; keeping a certain directory in sync with the server, so all computers always have the same, up-to-date files. </text:span></text:p>
            <text:p text:style-name="P3"><text:span text:style-name="T1">Pro's: Just works. Cross Platform, Web-Access to files. Con's: Proprietary software. 2GB limit (upgradable). Might be difficult to install on DICE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3"><text:span text:style-name="T16">Xmarks/LastPass</text:span></text:p>
            <text:p text:style-name="P3"><text:span text:style-name="T17">WebBrowser plugins to synchronise your bookmarks/logins across computers.</text:span></text:p>
            <text:p text:style-name="P3"><text:span text:style-name="T17"/></text:p>
            <text:p text:style-name="P3"><text:span text:style-name="T16">(Distributed) Version Control</text:span></text:p>
            <text:p text:style-name="P3"><text:span text:style-name="T17">To be covered. Services such as github and bitbucket offer space and excellent Uis. (Github repositories are public)</text:span></text:p>
            <text:p text:style-name="P3"><text:span text:style-name="T17"/></text:p>
            <text:p text:style-name="P3"><text:span text:style-name="T16">Rsync/Unison</text:span></text:p>
            <text:p text:style-name="P3"><text:span text:style-name="T17">Allow you to synchronise the changes in 2 directories on different machines. </text:span></text:p>
            <text:p text:style-name="P3"><text:span text:style-name="T16"/></text:p>
            <text:p text:style-name="P3"><text:span text:style-name="T16">Gmail</text:span></text:p>
            <text:p text:style-name="P3"><text:span text:style-name="T17">Can be configured to fetch your sms email, and send e-mails originating from your account. Accessible everywhere, v.fast searching, 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4H24M06S</meta:editing-duration>
    <meta:editing-cycles>28</meta:editing-cycles>
    <dc:date>2010-11-24T14:57:13</dc:date>
    <dc:creator>michael </dc:creator>
    <meta:generator>OpenOffice.org/3.2$Linux OpenOffice.org_project/320m19$Build-9505</meta:generator>
    <meta:document-statistic meta:object-count="92"/>
  </office:meta>
</office:document-meta>
</file>